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p15" style:family="paragraph">
      <style:paragraph-properties fo:margin-top="9pt" fo:margin-bottom="9pt"/>
    </style:style>
    <style:style style:name="c16" style:family="text">
      <style:text-properties fo:font-weight="bold" fo:font-family="Sans"/>
    </style:style>
    <style:style style:name="c17" style:family="text">
      <style:text-properties fo:font-weight="bold" fo:font-family="monospace"/>
    </style:style>
    <style:style style:name="c18" style:family="text">
      <style:text-properties fo:font-family="monospace"/>
    </style:style>
    <style:style style:name="c19" style:family="text">
      <style:text-properties fo:font-style="italic" fo:font-family="Sans"/>
    </style:style>
    <style:style style:name="p20" style:family="paragraph">
      <style:paragraph-properties fo:margin-top="0pt" fo:margin-bottom="0pt"/>
    </style:style>
    <style:style style:name="c0" style:family="text">
      <style:text-properties fo:font-family="Sans"/>
    </style:style>
    <style:style style:name="p3" style:family="paragraph">
      <style:paragraph-properties fo:margin-top="13.5pt" fo:margin-bottom="9pt"/>
    </style:style>
    <style:style style:name="c4" style:family="text">
      <style:text-properties fo:font-weight="bold" fo:font-family="Sans"/>
    </style:style>
    <style:style style:name="p5" style:family="paragraph">
      <style:paragraph-properties fo:margin-top="9pt" fo:margin-bottom="9pt"/>
    </style:style>
    <style:style style:name="c6" style:family="text">
      <style:text-properties fo:font-family="Sans" style:text-underline-type="single" style:text-underline-style="solid" fo:color="#0000ff"/>
    </style:style>
    <style:style style:name="c7" style:family="text">
      <style:text-properties fo:font-family="Sans" style:text-underline-type="single" style:text-underline-style="solid" fo:color="#0000ff"/>
    </style:style>
    <style:style style:name="c8" style:family="text">
      <style:text-properties fo:font-family="Sans" style:text-underline-type="single" style:text-underline-style="solid" fo:color="#0000ff"/>
    </style:style>
    <style:style style:name="c9" style:family="text">
      <style:text-properties fo:font-family="Sans" style:text-underline-type="single" style:text-underline-style="solid" fo:color="#0000ff"/>
    </style:style>
    <style:style style:name="c10" style:family="text">
      <style:text-properties fo:font-family="Sans" style:text-underline-type="single" style:text-underline-style="solid" fo:color="#0000ff"/>
    </style:style>
    <style:style style:name="p11" style:family="paragraph">
      <style:paragraph-properties fo:margin-top="12pt" fo:margin-bottom="9pt"/>
    </style:style>
    <style:style style:name="c12" style:family="text">
      <style:text-properties fo:font-weight="bold" fo:font-family="Sans"/>
    </style:style>
    <style:style style:name="c13" style:family="text">
      <style:text-properties fo:font-weight="bold" fo:font-family="Sans"/>
    </style:style>
    <style:style style:name="c14" style:family="text">
      <style:text-properties fo:font-family="Sans" style:text-underline-type="single" style:text-underline-style="solid" fo:color="#0000ff"/>
    </style:style>
  </office:automatic-styles>
  <office:body>
    <office:text>
      <text:p text:style-name="p3"><text:span text:style-name="c4">Week 5 - Supplementary Materials</text:span></text:p>
      <text:p text:style-name="p5">
        <text:a xlink:href="https://github.com/lawfareblog/hacking-cybersecurity/blob/main/week05/Week_05_Homework.md"><text:span text:style-name="c6">Markdown</text:span></text:a><text:span text:style-name="c0"> | </text:span><text:a xlink:href="https://raw.githubusercontent.com/lawfareblog/hacking-cybersecurity/main/week05/Week_05_Homework.pdf"><text:span text:style-name="c7">PDF</text:span></text:a><text:span text:style-name="c0"> | </text:span><text:a xlink:href="https://raw.githubusercontent.com/lawfareblog/hacking-cybersecurity/main/week05/Week_05_Homework.docx"><text:span text:style-name="c8">MS Word DOCX</text:span></text:a><text:span text:style-name="c0"> | </text:span><text:a xlink:href="https://raw.githubusercontent.com/lawfareblog/hacking-cybersecurity/main/week05/Week_05_Homework.odt"><text:span text:style-name="c9">Libre ODT</text:span></text:a><text:span text:style-name="c0"> | </text:span><text:a xlink:href="https://raw.githubusercontent.com/lawfareblog/hacking-cybersecurity/main/week05/Week_05_Homework.html"><text:span text:style-name="c10">HTML</text:span></text:a></text:p>
      <text:p text:style-name="p11"><text:span text:style-name="c12">Basic Networking Commands</text:span></text:p>
      <text:p text:style-name="p5"><text:span text:style-name="c0">This week we give an overview of basic networking concepts and associated commands in the CLI.</text:span></text:p>
      <text:p text:style-name="p5"><text:span text:style-name="c13">NOTE:</text:span><text:span text:style-name="c0"> You will need to use Kali Linux for these and future practical exercises. If you have not set it up yet, please see our instructions in the </text:span><text:a xlink:href="https://github.com/lawfareblog/hacking-cybersecurity/"><text:span text:style-name="c14">class README</text:span></text:a><text:span text:style-name="c0">.</text:span></text:p>
      <text:p text:style-name="p15"><text:span text:style-name="c17">ip address</text:span></text:p>
      <text:p text:style-name="p5"><text:span text:style-name="c0">Use </text:span><text:span text:style-name="c18">ip address</text:span><text:span text:style-name="c0"> to display IP addresses, bind a new IP address to a network interface (e.g, </text:span><text:span text:style-name="c18">eth0</text:span><text:span text:style-name="c0">), or delete address entries.</text:span></text:p>
      <text:p text:style-name="p5"><text:span text:style-name="c18">ip address show dev</text:span></text:p>
      <text:p text:style-name="p5"><text:span text:style-name="c0">The following command displays the IP address assigned to network interface </text:span><text:span text:style-name="c18">eth0</text:span><text:span text:style-name="c0">:</text:span></text:p>
      <text:p text:style-name="p5"><text:span text:style-name="c18">ip address show dev eth0</text:span></text:p>
      <text:p text:style-name="p5"><text:span text:style-name="c19">NOTE:</text:span><text:span text:style-name="c0"> The </text:span><text:span text:style-name="c18">man</text:span><text:span text:style-name="c0"> manual page for </text:span><text:span text:style-name="c18">ip address</text:span><text:span text:style-name="c0"> is named </text:span><text:span text:style-name="c18">ip-address</text:span><text:span text:style-name="c0">.</text:span></text:p>
      <text:p text:style-name="p20"/>
      <text:p text:style-name="p15"><text:span text:style-name="c17">ifconfig</text:span></text:p>
      <text:p text:style-name="p5"><text:span text:style-name="c0">The </text:span><text:span text:style-name="c18">ifconfig</text:span><text:span text:style-name="c0"> command is a utility for managing network interfaces. On newer Kali Linux systems, you will have to install the </text:span><text:span text:style-name="c18">net-tools</text:span><text:span text:style-name="c0"> package to use </text:span><text:span text:style-name="c18">ifconfig</text:span><text:span text:style-name="c0">:</text:span></text:p>
      <text:p text:style-name="p5"><text:span text:style-name="c18">sudo apt-get install net-tools</text:span></text:p>
      <text:p text:style-name="p5"><text:span text:style-name="c0">Each interface with access to the Internet will have an IPv4 address listed as </text:span><text:span text:style-name="c18">inet</text:span><text:span text:style-name="c0"> in the </text:span><text:span text:style-name="c18">ifconfig</text:span><text:span text:style-name="c0"> output. The IPv6 address (we will not use these in class) is listed as </text:span><text:span text:style-name="c18">inet6</text:span><text:span text:style-name="c0">.</text:span></text:p>
      <text:p text:style-name="p5"><text:span text:style-name="c0">The interface called </text:span><text:span text:style-name="c18">lo</text:span><text:span text:style-name="c0"> is the "localhost" (or "loopback") interface, referring to your machine and listed with an IP address of 127.0.0.1</text:span></text:p>
      <text:p text:style-name="p5"><text:span text:style-name="c0">Your Ethernet or WiFi network card's physical hardware address (Media Access Control or MAC Address) is listed as </text:span><text:span text:style-name="c18">inet address</text:span><text:span text:style-name="c0"> in the output of </text:span><text:span text:style-name="c18">ifconfig</text:span><text:span text:style-name="c0">.</text:span></text:p>
      <text:p text:style-name="p5"><text:span text:style-name="c0">If you are using a virtual machine, such as the Kali Linux VM we use for class, that address will be a virtual interface that is "bridged" to the network of the device hosting the VM.</text:span></text:p>
      <text:p text:style-name="p20"/>
      <text:p text:style-name="p15"><text:span text:style-name="c17">nslookup</text:span></text:p>
      <text:p text:style-name="p5"><text:span text:style-name="c18">nslookup</text:span><text:span text:style-name="c0"> allows network nodes to query domain name servers (DNS) and the associated IP addresses.</text:span></text:p>
      <text:p text:style-name="p5"><text:span text:style-name="c18">nslookup lawfareblog.com</text:span></text:p>
      <text:p text:style-name="p5"><text:span text:style-name="c0">DNS ties Internet addresses (such as IPv4) to domain names such as lawfareblog.com</text:span></text:p>
      <text:p text:style-name="p20"/>
      <text:p text:style-name="p15"><text:span text:style-name="c17">dig</text:span></text:p>
      <text:p text:style-name="p5"><text:span text:style-name="c0">"Domain Information Groper" is commonly used to "dig" for information from DNS servers.</text:span></text:p>
      <text:p text:style-name="p5"><text:span text:style-name="c18">dig lawfareblog.com</text:span></text:p>
      <text:p text:style-name="p20"/>
      <text:p text:style-name="p15"><text:span text:style-name="c17">netstat</text:span></text:p>
      <text:p text:style-name="p5"><text:span text:style-name="c18">netstat</text:span><text:span text:style-name="c0"> is used to find information about network connections, routing tables, and network statistics. Use </text:span><text:span text:style-name="c18">-i</text:span><text:span text:style-name="c0"> option to list network interfaces.</text:span></text:p>
      <text:p text:style-name="p5"><text:span text:style-name="c18">netstat -i</text:span></text:p>
      <text:p text:style-name="p5"><text:span text:style-name="c0">The </text:span><text:span text:style-name="c18">-r</text:span><text:span text:style-name="c0"> option will display the routing table, which is a configuration that routers and other network devices use to send packets to the machines.</text:span></text:p>
      <text:p text:style-name="p5"><text:span text:style-name="c18">netstat -r</text:span></text:p>
      <text:p text:style-name="p5"><text:span text:style-name="c0">Any packet intended for a network not listed in the table is handled by the default destination.</text:span></text:p>
      <text:p text:style-name="p5"><text:span text:style-name="c0">With no options, </text:span><text:span text:style-name="c18">netstat</text:span><text:span text:style-name="c0"> displays a list of open "sockets", which is a concept we will explore in later networking classes. You can use the </text:span><text:span text:style-name="c18">-l</text:span><text:span text:style-name="c0"> option to show listening sockets.</text:span></text:p>
      <text:p text:style-name="p5"><text:span text:style-name="c18">netstat -l</text:span></text:p>
      <text:p text:style-name="p5"><text:span text:style-name="c0">Use the </text:span><text:span text:style-name="c18">-a</text:span><text:span text:style-name="c0"> option to show all sockets.</text:span></text:p>
      <text:p text:style-name="p5"><text:span text:style-name="c18">netstat -a</text:span></text:p>
      <text:p text:style-name="p5"><text:span text:style-name="c0">These sockets are important information for an attacker who may have compromised the machine or is intending to do so. </text:span></text:p>
    </office:text>
  </office:body>
</office:document-content>
</file>